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9cc55" officeooo:paragraph-rsid="0019cc55"/>
    </style:style>
    <style:style style:name="P2" style:family="paragraph" style:parent-style-name="Standard">
      <style:text-properties officeooo:rsid="001e7e36" officeooo:paragraph-rsid="001e7e36"/>
    </style:style>
    <style:style style:name="T1" style:family="text">
      <style:text-properties officeooo:rsid="001a5972"/>
    </style:style>
    <style:style style:name="T2" style:family="text">
      <style:text-properties officeooo:rsid="001ba115"/>
    </style:style>
    <style:style style:name="T3" style:family="text">
      <style:text-properties officeooo:rsid="001c7f3c"/>
    </style:style>
    <style:style style:name="T4" style:family="text">
      <style:text-properties officeooo:rsid="001e22f3"/>
    </style:style>
    <style:style style:name="T5" style:family="text">
      <style:text-properties officeooo:rsid="001ec1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Automated Network Penetrator</text:p>
      <text:p text:style-name="P1">Introduction:</text:p>
      <text:p text:style-name="P1"><text:tab/><text:span text:style-name="T1">We are making an automated network penetrator which will do penetration of a network and <text:s/>show the vulnerabilities of the network. </text:span><text:span text:style-name="T2">Those vulnerabilities are the vulnerabilities of the services running on that network. </text:span><text:span text:style-name="T3">Those vulnerabilities than result in the threats.</text:span><text:span text:style-name="T2"> </text:span><text:span text:style-name="T3">There are some manual techniques which do the penetration and find the vulnerabilities present in the network but we want to automate the process. For that purpose we will write scripts. </text:span><text:span text:style-name="T4">Those script will do get interacted to the network and find the vulnerabilities.</text:span></text:p>
      <text:p text:style-name="P1"/>
      <text:p text:style-name="P2">Work Environment:</text:p>
      <text:p text:style-name="P2"><text:tab/><text:span text:style-name="T5">The process of penetration was to be done on a local network as it is illegal and dangerous to run those processes on a running network. </text:span></text:p>
      <text:p text:style-name="P2"><text:tab/><text:span text:style-name="T5">For doing penetration we had to use virtual machines so that th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23:20:29.698471663</meta:creation-date>
    <dc:date>2021-12-30T23:30:56.324708971</dc:date>
    <meta:editing-duration>PT10M23S</meta:editing-duration>
    <meta:editing-cycles>9</meta:editing-cycles>
    <meta:generator>LibreOffice/7.2.2.2$Linux_X86_64 LibreOffice_project/20$Build-2</meta:generator>
    <meta:document-statistic meta:table-count="0" meta:image-count="0" meta:object-count="0" meta:page-count="1" meta:paragraph-count="6" meta:word-count="128" meta:character-count="799" meta:non-whitespace-character-count="670"/>
  </office:meta>
</office:document-meta>
</file>